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rc/</text:p>
      <text:p text:style-name="Standard"><text:s text:c="2"/>app/</text:p>
      <text:p text:style-name="Standard"><text:s text:c="4"/>core/ <text:s text:c="15"/>← services globaux, auth, interceptors, guards</text:p>
      <text:p text:style-name="Standard"><text:s text:c="6"/>auth/</text:p>
      <text:p text:style-name="Standard"><text:s text:c="8"/>keycloak.service.ts</text:p>
      <text:p text:style-name="Standard"><text:s text:c="6"/>interceptors/</text:p>
      <text:p text:style-name="Standard"><text:s text:c="8"/>auth.interceptor.ts</text:p>
      <text:p text:style-name="Standard"><text:s text:c="6"/>guards/</text:p>
      <text:p text:style-name="Standard"><text:s text:c="8"/>auth.guard.ts</text:p>
      <text:p text:style-name="Standard"><text:s text:c="6"/>layout/</text:p>
      <text:p text:style-name="Standard"><text:s text:c="8"/>header/</text:p>
      <text:p text:style-name="Standard"><text:s text:c="8"/>sidebar/</text:p>
      <text:p text:style-name="Standard"><text:s text:c="4"/>shared/ <text:s text:c="13"/>← composants réutilisables, pipes, directives</text:p>
      <text:p text:style-name="Standard"><text:s text:c="6"/>components/</text:p>
      <text:p text:style-name="Standard"><text:s text:c="6"/>utils/</text:p>
      <text:p text:style-name="Standard"><text:s text:c="4"/>features/ <text:s text:c="11"/>← chaque domaine métier</text:p>
      <text:p text:style-name="Standard"><text:s text:c="6"/>orders/</text:p>
      <text:p text:style-name="Standard"><text:s text:c="8"/>pages/</text:p>
      <text:p text:style-name="Standard"><text:s text:c="10"/>orders-list/</text:p>
      <text:p text:style-name="Standard"><text:s text:c="8"/>components/</text:p>
      <text:p text:style-name="Standard"><text:s text:c="8"/>services/</text:p>
      <text:p text:style-name="Standard"><text:s text:c="4"/>app.routes.ts</text:p>
      <text:p text:style-name="Standard"><text:s text:c="4"/>app.component.ts</text:p>
      <text:p text:style-name="Standard"><text:s text:c="4"/>app.config.ts</text:p>
      <text:p text:style-name="Standard"/>
      <text:p text:style-name="Standard"/>
      <text:p text:style-name="Standard"/>
      <text:p text:style-name="Standard"/>
      <text:h text:style-name="Heading_20_1" text:outline-level="1">? Et maintenant ?</text:h>
      <text:p text:style-name="Text_20_body">On a deux chemins possibles :</text:p>
      <text:h text:style-name="Heading_20_2" text:outline-level="2">? 1) <text:span text:style-name="Strong_20_Emphasis">Intégrer Keycloak proprement</text:span></text:h>
      <text:list xml:id="list209351241517457799" text:style-name="L1">
        <text:list-item>
          <text:p text:style-name="P1">création du <text:span text:style-name="Source_20_Text">KeycloakService</text:span></text:p>
        </text:list-item>
        <text:list-item>
          <text:p text:style-name="P1">initialisation dans <text:span text:style-name="Source_20_Text">main.ts</text:span></text:p>
        </text:list-item>
        <text:list-item>
          <text:p text:style-name="P1">interceptor JWT</text:p>
        </text:list-item>
        <text:list-item>
          <text:p text:style-name="P1">guard d’accès</text:p>
        </text:list-item>
        <text:list-item>
          <text:p text:style-name="P1">test de connexion</text:p>
        </text:list-item>
      </text:list>
      <text:h text:style-name="Heading_20_2" text:outline-level="2">? 2) <text:span text:style-name="Strong_20_Emphasis">Construire le layout (header + sidebar)</text:span></text:h>
      <text:list xml:id="list9050813256310171204" text:style-name="L2">
        <text:list-item>
          <text:p text:style-name="P2">thème dark (je sais que tu aimes ça)</text:p>
        </text:list-item>
        <text:list-item>
          <text:p text:style-name="P2">structure responsive</text:p>
        </text:list-item>
        <text:list-item>
          <text:p text:style-name="P2">navigation Orders</text:p>
        </text:list-item>
      </text:list>
      <text:h text:style-name="Heading_20_2" text:outline-level="2"><text:soft-page-break/>? 3) <text:span text:style-name="Strong_20_Emphasis">Créer la page Orders</text:span></text:h>
      <text:list xml:id="list8008381413626079975" text:style-name="L3">
        <text:list-item>
          <text:p text:style-name="P3">tableau Material</text:p>
        </text:list-item>
        <text:list-item>
          <text:p text:style-name="P3">service mocké</text:p>
        </text:list-item>
        <text:list-item>
          <text:p text:style-name="P3">intégration API plus tard</text:p>
        </text:list-item>
      </text:list>
      <text:p text:style-name="Text_20_body">Tu veux qu’on attaque <text:span text:style-name="Strong_20_Emphasis">Keycloak</text:span>, <text:span text:style-name="Strong_20_Emphasis">le layout</text:span>, ou <text:span text:style-name="Strong_20_Emphasis">la page Orders</text:span> en premier ?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? Tu veux qu’on continue avec quoi maintenant ?</text:h>
      <text:list xml:id="list4116765057670499856" text:style-name="L4">
        <text:list-item>
          <text:p text:style-name="P4"><text:span text:style-name="Strong_20_Emphasis">Mettre en forme le layout (header + sidebar + thème dark)</text:span></text:p>
        </text:list-item>
        <text:list-item>
          <text:p text:style-name="P4"><text:span text:style-name="Strong_20_Emphasis">Intégrer Keycloak proprement</text:span></text:p>
        </text:list-item>
        <text:list-item>
          <text:p text:style-name="P4"><text:span text:style-name="Strong_20_Emphasis">Créer la page Orders avec un tableau Material</text:span></text:p>
        </text:list-item>
        <text:list-item>
          <text:p text:style-name="P4"><text:span text:style-name="Strong_20_Emphasis">Mettre en place l’interceptor JWT</text:span></text:p>
        </text:list-item>
      </text:list>
      <text:p text:style-name="Standard"/>
      <text:p text:style-name="Standard"/>
      <text:p text:style-name="Standard"/>
      <text:h text:style-name="Heading_20_2" text:outline-level="2">1) Ajouter le service Keycloak</text:h>
      <text:p text:style-name="Text_20_body">Un service simple, propre, qui gère :</text:p>
      <text:list xml:id="list6396654110160753769" text:style-name="L5">
        <text:list-item>
          <text:p text:style-name="P5">login</text:p>
        </text:list-item>
        <text:list-item>
          <text:p text:style-name="P5">logout</text:p>
        </text:list-item>
        <text:list-item>
          <text:p text:style-name="P5">refresh token</text:p>
        </text:list-item>
        <text:list-item>
          <text:p text:style-name="P5">récupération du token</text:p>
        </text:list-item>
      </text:list>
      <text:h text:style-name="Heading_20_2" text:outline-level="2">2) Initialiser Keycloak dans <text:span text:style-name="Source_20_Text">main.ts</text:span></text:h>
      <text:p text:style-name="Text_20_body">Avec un <text:span text:style-name="Source_20_Text">bootstrapApplication</text:span> qui attend l’initialisation avant de lancer Angular.</text:p>
      <text:h text:style-name="Heading_20_2" text:outline-level="2">3) Ajouter un interceptor JWT</text:h>
      <text:p text:style-name="Text_20_body">Pour ajouter automatiquement le token dans les appels API.</text:p>
      <text:h text:style-name="Heading_20_2" text:outline-level="2">4) Ajouter un guard <text:span text:style-name="Source_20_Text">auth.guard.ts</text:span></text:h>
      <text:p text:style-name="Text_20_body">Pour protéger les routes <text:span text:style-name="Source_20_Text">/orders</text:span>, <text:span text:style-name="Source_20_Text">/admin</text:span>, etc.</text:p>
      <text:h text:style-name="Heading_20_2" text:outline-level="2"><text:soft-page-break/>5) Ajouter un bouton “Logout” dans ton header</text:h>
      <text:p text:style-name="Text_20_body">Simple, propre, efficace.</text:p>
      <text:p text:style-name="Standard"/>
      <text:p text:style-name="Standard"/>
      <text:h text:style-name="Heading_20_1" text:outline-level="1">? <text:span text:style-name="Strong_20_Emphasis">Est‑ce qu’Angular crée des fichiers SSR à chaque nouveau projet ?</text:span></text:h>
      <text:p text:style-name="Text_20_body">? <text:span text:style-name="Strong_20_Emphasis">Oui. Depuis Angular 17, SSR est activé par défaut.</text:span></text:p>
      <text:p text:style-name="Text_20_body">Quand tu fais :</text:p>
      <text:p text:style-name="Text_20_body">Code</text:p>
      <text:p text:style-name="P10"><text:span text:style-name="Source_20_Text">ng new mon-projet</text:span></text:p>
      <text:p text:style-name="Text_20_body">Angular génère automatiquement :</text:p>
      <text:list xml:id="list2712000748184034197" text:style-name="L6">
        <text:list-item>
          <text:p text:style-name="P6"><text:span text:style-name="Source_20_Text">server.ts</text:span></text:p>
        </text:list-item>
        <text:list-item>
          <text:p text:style-name="P6"><text:span text:style-name="Source_20_Text">main.server.ts</text:span></text:p>
        </text:list-item>
        <text:list-item>
          <text:p text:style-name="P6"><text:span text:style-name="Source_20_Text">app.config.server.ts</text:span></text:p>
        </text:list-item>
        <text:list-item>
          <text:p text:style-name="P6">une config SSR interne</text:p>
        </text:list-item>
        <text:list-item>
          <text:p text:style-name="P6">un build SSR</text:p>
        </text:list-item>
        <text:list-item>
          <text:p text:style-name="P6">un build browser</text:p>
        </text:list-item>
        <text:list-item>
          <text:p text:style-name="P6">un cache SSR dans <text:span text:style-name="Source_20_Text">.angular/</text:span></text:p>
        </text:list-item>
      </text:list>
      <text:p text:style-name="Text_20_body">Même si tu ne veux pas de SSR. Même si tu veux juste une SPA classique.</text:p>
      <text:p text:style-name="Text_20_body">C’est un choix de l’équipe Angular : ➡️ <text:span text:style-name="Emphasis">“SSR first”</text:span> ➡️ <text:span text:style-name="Emphasis">“Hydration by default”</text:span></text:p>
      <text:p text:style-name="Text_20_body">Mais dans la vraie vie, ça complique énormément les projets simples.</text:p>
      <text:h text:style-name="Heading_20_1" text:outline-level="1">? <text:span text:style-name="Strong_20_Emphasis">Alors… pourquoi tu t’es retrouvé avec des erreurs ?</text:span></text:h>
      <text:p text:style-name="Text_20_body">Parce que :</text:p>
      <text:list xml:id="list6930668670766661388" text:style-name="L7">
        <text:list-item>
          <text:p text:style-name="P7">SSR n’a pas accès à <text:span text:style-name="Source_20_Text">document</text:span> ou <text:span text:style-name="Source_20_Text">window</text:span></text:p>
        </text:list-item>
        <text:list-item>
          <text:p text:style-name="P7">ton code (ou Angular lui‑même) utilise <text:span text:style-name="Source_20_Text">document</text:span></text:p>
        </text:list-item>
        <text:list-item>
          <text:p text:style-name="P7">Angular essayait de compiler la version serveur</text:p>
        </text:list-item>
        <text:list-item>
          <text:p text:style-name="P7">tu avais supprimé les fichiers SSR</text:p>
        </text:list-item>
        <text:list-item>
          <text:p text:style-name="P7">mais Angular continuait de les chercher dans son cache</text:p>
        </text:list-item>
      </text:list>
      <text:p text:style-name="Text_20_body">Résultat :</text:p>
      <text:p text:style-name="Text_20_body">Code</text:p>
      <text:p text:style-name="Preformatted_20_Text"><text:span text:style-name="Source_20_Text">document is not defined</text:span></text:p>
      <text:p text:style-name="Preformatted_20_Text"><text:span text:style-name="Source_20_Text">server.ts not found</text:span></text:p>
      <text:p text:style-name="P10"><text:soft-page-break/><text:span text:style-name="Source_20_Text">main.server.ts not found</text:span></text:p>
      <text:p text:style-name="Text_20_body">Tu étais dans un état “mi‑SSR, mi‑SPA”, ce qui est le pire état possible.</text:p>
      <text:h text:style-name="Heading_20_1" text:outline-level="1">? <text:span text:style-name="Strong_20_Emphasis">Existe‑t‑il un mode SPA direct ?</text:span></text:h>
      <text:p text:style-name="Text_20_body">? <text:span text:style-name="Strong_20_Emphasis">Oui, mais Angular ne le propose pas par défaut.</text:span></text:p>
      <text:p text:style-name="Text_20_body">Tu dois le demander explicitement.</text:p>
      <text:h text:style-name="Heading_20_3" text:outline-level="3">Pour créer un projet Angular 17 <text:span text:style-name="Strong_20_Emphasis">sans SSR</text:span>, la commande correcte est :</text:h>
      <text:p text:style-name="Text_20_body">Code</text:p>
      <text:p text:style-name="P10"><text:span text:style-name="Source_20_Text">ng new mon-projet --ssr=false</text:span></text:p>
      <text:p text:style-name="Text_20_body">Ou :</text:p>
      <text:p text:style-name="Text_20_body">Code</text:p>
      <text:p text:style-name="P10"><text:span text:style-name="Source_20_Text">ng new mon-projet --no-ssr</text:span></text:p>
      <text:p text:style-name="Text_20_body">Et là :</text:p>
      <text:list xml:id="list2996551375849676747" text:style-name="L8">
        <text:list-item>
          <text:p text:style-name="P8">pas de <text:span text:style-name="Source_20_Text">server.ts</text:span></text:p>
        </text:list-item>
        <text:list-item>
          <text:p text:style-name="P8">pas de <text:span text:style-name="Source_20_Text">main.server.ts</text:span></text:p>
        </text:list-item>
        <text:list-item>
          <text:p text:style-name="P8">pas de config SSR</text:p>
        </text:list-item>
        <text:list-item>
          <text:p text:style-name="P8">pas de cache SSR</text:p>
        </text:list-item>
        <text:list-item>
          <text:p text:style-name="P8">pas de build serveur</text:p>
        </text:list-item>
        <text:list-item>
          <text:p text:style-name="P8">pas de compilation côté serveur</text:p>
        </text:list-item>
      </text:list>
      <text:p text:style-name="Text_20_body">? Tu obtiens une <text:span text:style-name="Strong_20_Emphasis">SPA pure</text:span>, comme Angular 2 → 16.</text:p>
      <text:h text:style-name="Heading_20_1" text:outline-level="1">? <text:span text:style-name="Strong_20_Emphasis">Pourquoi Angular active SSR par défaut maintenant ?</text:span></text:h>
      <text:p text:style-name="Text_20_body">Parce que l’équipe Angular veut :</text:p>
      <text:list xml:id="list2057842030389935732" text:style-name="L9">
        <text:list-item>
          <text:p text:style-name="P9">améliorer le SEO</text:p>
        </text:list-item>
        <text:list-item>
          <text:p text:style-name="P9">améliorer les performances perçues</text:p>
        </text:list-item>
        <text:list-item>
          <text:p text:style-name="P9">pousser l’hydration universelle</text:p>
        </text:list-item>
        <text:list-item>
          <text:p text:style-name="P9">concurrencer Next.js / React SSR</text:p>
        </text:list-item>
      </text:list>
      <text:p text:style-name="Text_20_body">Mais pour 80 % des projets internes, SaaS, dashboards, back‑offices… ➡️ <text:span text:style-name="Strong_20_Emphasis">SSR ne sert à rien</text:span> ➡️ <text:span text:style-name="Strong_20_Emphasis">et complique tout</text:span></text:p>
      <text:p text:style-name="Text_20_body">Tu es exactement dans ce c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Personnic</meta:initial-creator>
    <meta:creation-date>2026-02-23T17:43:06.74</meta:creation-date>
    <dc:date>2026-02-23T18:14:38.03</dc:date>
    <dc:creator>Matthieu Personnic</dc:creator>
    <meta:editing-duration>PT25M3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114" meta:word-count="575" meta:character-count="3419"/>
  </office:meta>
</office:document-meta>
</file>